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640000004B0DB1F5C1C.png" manifest:media-type="image/png"/>
  <manifest:file-entry manifest:full-path="Pictures/10000000000003200000025871EEE600.png" manifest:media-type="image/png"/>
  <manifest:file-entry manifest:full-path="Pictures/1000000000000320000002582C51995A.png" manifest:media-type="image/png"/>
  <manifest:file-entry manifest:full-path="Pictures/10000000000003200000025819812F21.png" manifest:media-type="image/png"/>
  <manifest:file-entry manifest:full-path="Pictures/1000000000000320000002588695583A.png" manifest:media-type="image/png"/>
  <manifest:file-entry manifest:full-path="Pictures/100000000000032000000258BA875082.png" manifest:media-type="image/png"/>
  <manifest:file-entry manifest:full-path="Pictures/100000000000032000000258D2E4504B.png" manifest:media-type="image/png"/>
  <manifest:file-entry manifest:full-path="Pictures/1000000000000320000002589EFEFDEA.png" manifest:media-type="image/png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title">
      <style:graphic-properties fo:min-height="3.506cm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outline1">
      <style:graphic-properties draw:auto-grow-height="true" fo:min-height="12.179cm"/>
    </style:style>
    <style:style style:name="pr4" style:family="presentation" style:parent-style-name="lyt-rededges-title">
      <style:graphic-properties draw:auto-grow-height="true" fo:min-height="3.6cm"/>
    </style:style>
    <style:style style:name="pr5" style:family="presentation" style:parent-style-name="lyt-rededges-title">
      <style:graphic-properties draw:auto-grow-height="true"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draw:frame presentation:style-name="pr1" draw:layer="layout" svg:width="25.199cm" svg:height="3.506cm" svg:x="1.6cm" svg:y="7.4cm" presentation:class="title" presentation:user-transformed="true">
          <draw:text-box>
            <text:p>7班　グループ開発プレゼン</text:p>
          </draw:text-box>
        </draw:frame>
        <draw:frame draw:style-name="gr1" draw:text-style-name="P1" draw:layer="layout" svg:width="15.8cm" svg:height="2.8cm" svg:x="12.2cm" svg:y="16.4cm">
          <draw:text-box>
            <text:p text:style-name="P1"><text:span text:style-name="T1">佐伯 紀哉　　松本 拓真　　小林 拓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アピール点</text:p>
          </draw:text-box>
        </draw:frame>
        <draw:frame presentation:style-name="pr3" draw:layer="layout" svg:width="21.599cm" svg:height="12.179cm" svg:x="5.5cm" svg:y="4.914cm" presentation:class="outline">
          <draw:text-box>
            <text:list text:style-name="L3">
              <text:list-item>
                <text:p>宇宙空間を舞台とした</text:p>
                <text:p>壮大なフィールドでの</text:p>
                <text:p>2Dサバイバルシューティングゲーム</text:p>
                <text:p/>
              </text:list-item>
              <text:list-item>
                <text:p>移動による慣性を見事に再現！！</text:p>
                <text:p/>
              </text:list-item>
              <text:list-item>
                <text:p>集中力が鍛えられる！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4" draw:layer="layout" svg:width="20.6cm" svg:height="3.6cm" svg:x="4.4cm" svg:y="2.712cm" presentation:class="title" presentation:user-transformed="true">
          <draw:text-box>
            <text:p>企画プレゼン時からの変更点</text:p>
          </draw:text-box>
        </draw:frame>
        <draw:frame presentation:style-name="pr3" draw:layer="layout" svg:width="21.599cm" svg:height="12.179cm" svg:x="5.5cm" svg:y="4.914cm" presentation:class="outline">
          <draw:text-box>
            <text:list text:style-name="L3">
              <text:list-header>
                <text:p/>
              </text:list-header>
              <text:list-item>
                <text:p>残機数→１</text:p>
              </text:list-item>
              <text:list-item>
                <text:p>チームプレイ→実装が間に合わず中止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draw:frame presentation:style-name="pr5" draw:layer="layout" svg:width="17.099cm" svg:height="3.506cm" svg:x="10.1cm" svg:y="0.837cm" presentation:class="title">
          <draw:text-box>
            <text:p>狙う賞</text:p>
          </draw:text-box>
        </draw:frame>
        <draw:frame presentation:style-name="pr3" draw:layer="layout" svg:width="21.599cm" svg:height="12.179cm" svg:x="5.5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技術賞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draw:frame draw:style-name="gr3" draw:text-style-name="P2" draw:layer="layout" svg:width="28cm" svg:height="21cm" svg:x="0cm" svg:y="0cm">
          <draw:image xlink:href="Pictures/1000020100000640000004B0DB1F5C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24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79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番号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小林　拓真 </meta:initial-creator>
    <meta:creation-date>2016-01-22T13:40:54</meta:creation-date>
    <dc:date>2016-01-22T16:08:13</dc:date>
    <dc:creator>小林　拓真 </dc:creator>
    <meta:editing-duration>PT1H35M3S</meta:editing-duration>
    <meta:editing-cycles>3</meta:editing-cycles>
    <meta:generator>LibreOffice/3.5$Linux_x86 LibreOffice_project/350m1$Build-2</meta:generator>
    <meta:document-statistic meta:object-count="51"/>
  </office:meta>
</office:document-meta>
</file>